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Arial, Helvetica,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paragraph-rsid="00144e70"/>
    </style:style>
    <style:style style:name="P2" style:family="paragraph" style:parent-style-name="Text_20_body">
      <style:paragraph-properties fo:margin-top="0in" fo:margin-bottom="0in" style:contextual-spacing="false" fo:line-height="200%"/>
    </style:style>
    <style:style style:name="P3" style:family="paragraph" style:parent-style-name="Text_20_body">
      <style:paragraph-properties fo:margin-top="0in" fo:margin-bottom="0in" style:contextual-spacing="false" fo:line-height="200%"/>
      <style:text-properties style:font-name="Times New Roman" fo:font-size="12pt"/>
    </style:style>
    <style:style style:name="T1" style:family="text">
      <style:text-properties style:font-name="Times New Roman"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Before changing the unigramweight to 0.5, the probabilities are:</text:span></text:span></text:p>
      <text:p text:style-name="P3">[the, real, deal] -3.6222183217678037</text:p>
      <text:p text:style-name="P3">[is, it, over, yet] -4.48690799038008</text:p>
      <text:p text:style-name="P3">[is, playing, now] -4.929028367185977</text:p>
      <text:p text:style-name="P3">[this, is, who, we, are] -4.033755586538169</text:p>
      <text:p text:style-name="P3">[a, really, good, job] -3.7384044382284043</text:p>
      <text:p text:style-name="P2"><text:span text:style-name="Strong_20_Emphasis"><text:span text:style-name="T1">After changing the unigramweights to 0.5, the result changes to:</text:span></text:span></text:p>
      <text:p text:style-name="P3">[the, real, deal] -2.318210653291755</text:p>
      <text:p text:style-name="P3">[i, sitover, yet] -2.246299183193592</text:p>
      <text:p text:style-name="P3">[i, splaying, now] -1.3790286168333126</text:p>
      <text:p text:style-name="P3">[this, iswhowe, are] -1.6349911984525107</text:p>
      <text:p text:style-name="P3">[are, ally, good, job] -1.1878069467799135</text:p>
      <text:p text:style-name="P3">Apparently, these segment seems not very useful. We would get this bad <text:s/>result because the language model and smoothing that we used with the new weight equal to 0.5. Since we are using Backoff, when we segmented the string and found a bigram with unseen words, we would go to the unigram and use its likelihood function instead. Also, because we do the smoothing to the unigram, all the unseen words would have some probability in the unigram map. Thus, when we changed the unigram weight to 0.9, , all these unseen words get more likely to be appear in segmentation since they are getting weighted much more important. However, since the bigram is already very sparse and we did not smooth the bigram, the likelihood of the unseen word might outnumber the likelihood in the bigram. Therefore, the result would change and much more unseen words would appear, thus generating this result.</text:p>
      <text:p text:style-name="P3"/>
      <text:p text:style-name="P1">Qingyuan Zhan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Arial, Helvetica,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zhan37 </meta:initial-creator>
    <meta:creation-date>2015-02-04T11:12:22</meta:creation-date>
    <dc:date>2015-02-04T11:17:56</dc:date>
    <dc:creator>qzhan37 </dc:creator>
    <meta:editing-duration>P0D</meta:editing-duration>
    <meta:editing-cycles>1</meta:editing-cycles>
    <meta:document-statistic meta:table-count="0" meta:image-count="0" meta:object-count="0" meta:page-count="1" meta:paragraph-count="14" meta:word-count="219" meta:character-count="1418" meta:non-whitespace-character-count="1212"/>
    <meta:generator>LibreOffice/4.0.4.2$Linux_X86_64 LibreOffice_project/400m0$Build-2</meta:generator>
  </office:meta>
</office:document-meta>
</file>